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22FDE2602370CE74.png" manifest:media-type="image/png"/>
  <manifest:file-entry manifest:full-path="Pictures/100000000000055600000300449A2F94C0A46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852in" svg:y="-0.0618in" svg:width="11.9465in" svg:height="6.7165in" draw:z-index="0"><draw:image xlink:href="Pictures/100000000000055600000300449A2F94C0A462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4.2291in" svg:height="8in" draw:z-index="1"><draw:image xlink:href="Pictures/10000000000005560000030022FDE2602370CE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22:21:20.058062509</meta:creation-date>
    <dc:date>2023-01-16T17:06:21.190770337</dc:date>
    <meta:editing-duration>PT4M3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